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P1" style:family="paragraph" style:parent-style-name="Standard">
      <style:text-properties officeooo:rsid="0015bfc9" officeooo:paragraph-rsid="0015bfc9"/>
    </style:style>
    <style:style style:name="P2" style:family="paragraph" style:parent-style-name="Standard">
      <style:text-properties officeooo:rsid="001709a2" officeooo:paragraph-rsid="00186dd9"/>
    </style:style>
    <style:style style:name="P3" style:family="paragraph" style:parent-style-name="Standard">
      <style:text-properties officeooo:rsid="001709a2" officeooo:paragraph-rsid="0019542d"/>
    </style:style>
    <style:style style:name="P4" style:family="paragraph" style:parent-style-name="Standard">
      <style:text-properties officeooo:rsid="0019542d" officeooo:paragraph-rsid="0019542d"/>
    </style:style>
    <style:style style:name="P5" style:family="paragraph" style:parent-style-name="Standard">
      <style:text-properties officeooo:rsid="001a5c8e" officeooo:paragraph-rsid="001e3c17"/>
    </style:style>
    <style:style style:name="P6" style:family="paragraph" style:parent-style-name="Standard">
      <style:text-properties officeooo:rsid="00205239" officeooo:paragraph-rsid="00205239"/>
    </style:style>
    <style:style style:name="P7" style:family="paragraph" style:parent-style-name="Standard">
      <style:text-properties officeooo:rsid="002333a7" officeooo:paragraph-rsid="002333a7"/>
    </style:style>
    <style:style style:name="P8" style:family="paragraph" style:parent-style-name="Standard">
      <style:text-properties officeooo:rsid="00240f95" officeooo:paragraph-rsid="00240f95"/>
    </style:style>
    <style:style style:name="P9" style:family="paragraph" style:parent-style-name="Standard">
      <style:text-properties officeooo:rsid="0025b70d" officeooo:paragraph-rsid="0025b70d"/>
    </style:style>
    <style:style style:name="P10" style:family="paragraph" style:parent-style-name="Standard">
      <style:text-properties officeooo:rsid="0028abab" officeooo:paragraph-rsid="0028abab"/>
    </style:style>
    <style:style style:name="P11" style:family="paragraph" style:parent-style-name="Standard">
      <style:text-properties officeooo:rsid="002c021e" officeooo:paragraph-rsid="002c021e"/>
    </style:style>
    <style:style style:name="P12" style:family="paragraph" style:parent-style-name="Standard">
      <style:text-properties officeooo:rsid="002ec15a" officeooo:paragraph-rsid="002ec15a"/>
    </style:style>
    <style:style style:name="P13" style:family="paragraph" style:parent-style-name="Standard">
      <style:text-properties officeooo:rsid="0031305b" officeooo:paragraph-rsid="0031305b"/>
    </style:style>
    <style:style style:name="P14" style:family="paragraph" style:parent-style-name="Standard">
      <style:text-properties officeooo:rsid="00317531" officeooo:paragraph-rsid="00317531"/>
    </style:style>
    <style:style style:name="P15" style:family="paragraph" style:parent-style-name="Standard">
      <style:text-properties officeooo:rsid="00346fdf" officeooo:paragraph-rsid="00346fdf"/>
    </style:style>
    <style:style style:name="T1" style:family="text">
      <style:text-properties officeooo:rsid="00186dd9"/>
    </style:style>
    <style:style style:name="T2" style:family="text">
      <style:text-properties officeooo:rsid="001a5c8e"/>
    </style:style>
    <style:style style:name="T3" style:family="text">
      <style:text-properties officeooo:rsid="001bad91"/>
    </style:style>
    <style:style style:name="T4" style:family="text">
      <style:text-properties officeooo:rsid="001d9eb8"/>
    </style:style>
    <style:style style:name="T5" style:family="text">
      <style:text-properties officeooo:rsid="0021d880"/>
    </style:style>
    <style:style style:name="T6" style:family="text">
      <style:text-properties officeooo:rsid="00248227"/>
    </style:style>
    <style:style style:name="T7" style:family="text">
      <style:text-properties officeooo:rsid="0026a378"/>
    </style:style>
    <style:style style:name="T8" style:family="text">
      <style:text-properties officeooo:rsid="00271176"/>
    </style:style>
    <style:style style:name="T9" style:family="text">
      <style:text-properties officeooo:rsid="002d371e"/>
    </style:style>
    <style:style style:name="T10" style:family="text">
      <style:text-properties officeooo:rsid="00305466"/>
    </style:style>
    <style:style style:name="T11" style:family="text">
      <style:text-properties officeooo:rsid="00317531"/>
    </style:style>
    <style:style style:name="T12" style:family="text">
      <style:text-properties officeooo:rsid="00331af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unctionality and design:</text:p>
      <text:p text:style-name="P1">(include diagram here)</text:p>
      <text:p text:style-name="P1">&lt;small introduction&gt;</text:p>
      <text:p text:style-name="P3">As it is shown on the diagram, the system uses the memory in both tiles to store the image in 2 distributors with 5 workers connected on the first(Master) distributor and 7 workers connected to the second(Slave) distributor forming two star networks. The two distributors are connected with each other.</text:p>
      <text:p text:style-name="P3"/>
      <text:p text:style-name="P3"><text:span text:style-name="T1">To be able to process large images, each byte of memory represents 8 cells. Since XC does not provide such a data structure, we created our own library(bitArray.h) which provides the functions required to set, clear, change, and read bits from an one-dimensional array of unsigned characters. The library makes sure that each line starts from a “fresh” byte, rather than the middle of the previous byte. This significantly increases performance during communications between threads, since it allows for 8 bits at a time to be transferred. That would be otherwise impossible, because the system would be unable to calculate the exact beginning of each line.</text:span></text:p>
      <text:p text:style-name="P2"/>
      <text:p text:style-name="P4">All communication between all threads, is happening using interfaces, and data exchange between arrays using memcpy. <text:span text:style-name="T2">Since, at least a whole line has to be sent, bitArray.h provides a function that, given the number of lines and the width of each one, it can calculate the exact number of bytes that should be copied.</text:span></text:p>
      <text:p text:style-name="P4"/>
      <text:p text:style-name="P5">One of the main problems we encounter, was that threads such as button listener, led controller and Data In wasted cores that could be otherwise used for workers to speedup processing speed. To solve this, we converted those threads, to using only interfaces instead of channels and set them as distributable. To make this possible, all those threads had to accept requests rather than sending raw data once they <text:span text:style-name="T3">received it</text:span>. For example, instead of sending a button press event, from the button listener, to the relevant thread, the thread itself requests a specific button press and then that thread is responsible for listening for that event.</text:p>
      <text:p text:style-name="P5"/>
      <text:p text:style-name="P5"><text:span text:style-name="T4">To avoid unnecessary identical loops on both sending and receiving thread, we make use of notification functions. An example of that is &lt;….&gt;. The distributor initializes communication using the initialize_transfer function. Once the user presses the requested button, the user_input_received() function will raise a notification to the distributor, that is only cleared once the end_transfer() is called after a series of calls to the request_line() function.</text:span></text:p>
      <text:p text:style-name="P2"/>
      <text:p text:style-name="P2"><text:span text:style-name="T1">Our implementation, initially reads the first horizontal half of the image, passes it to the slave distributor and then stores the other half to the master distributor. For the two distributors to be able to process the image, each one requires to know about the last and top rows of <text:s/>the other distributor. For the rest of the report, we will refer to those rows as “Ghost rows”. <text:s/>This happens that the completion of every round. Both distributors then, begin sending lines to their worker threads along with the required ghost rows. Once a worker has finished processing, it sends back the altered line and requests more data, if there is available. To make sure that a line of the image is not modified before the next worker gets the chance to receive that line as its ghost row, the last row that is allocated to a worker, is also copied to a small secondary array. At any moment, that array holds the line that will be used as a top ghost row by the next worker to request data.</text:span></text:p>
      <text:p text:style-name="P2"/>
      <text:p text:style-name="P10"><text:soft-page-break/>Workers:</text:p>
      <text:p text:style-name="P10">To speedup computation and reduce the cycles needlessly spent on empty parts of the image, we implemented an algorithm that first will go over a line and mark which parts need to be computed. This is decided based on the current cell being checked, the cell above that and the cell bellow. If only one of those three cells is alive, then the cell on the current index is marked for computation. If two or three of the cells are marked, then the cell before and the one after it are also marked for further computation. This is not guaranteed to reduce the time spent on blank parts to its minimum but as shown in the tests section below significantly speeds up the system.</text:p>
      <text:p text:style-name="P6"/>
      <text:p text:style-name="P6">Output and pausing:</text:p>
      <text:p text:style-name="P6">Output and pausing are implemented in a similar manner. Once the distributor gets a request from the <text:span text:style-name="T5">accelerometer to pause, it sets pauseRequested flag to true. Once a round is completed, this will trigger a pause. Likewise, when Data out requests for an output after a button press event, an outputRequested flag will be set and trigger an output once the round is completed.</text:span></text:p>
      <text:p text:style-name="P7"/>
      <text:p text:style-name="P7">&lt;DESCRIBE INITIAL TESTS FOR MOST EFFICIENT CORES&gt;</text:p>
      <text:p text:style-name="P7">&lt;DESCRIBE BEST RATIOS PERFORMANCE-WISE AND MEMORY-WISE&gt;</text:p>
      <text:p text:style-name="P7"/>
      <text:p text:style-name="P8">Another useful feature the system has, is support for images compressed using run-length encoding(RLE). This speeds up significantly the time spent reading the image. The image is decompressed while being read and stored in an array of unsigned characters in the exact same way as a normal PGM file would be stored. <text:span text:style-name="T6">An example string compressed using RLE would be 5b6o3$. This translates to 5 dead cells, 6 alive cells, fill the line with dead cells and 2 extra lines of dead cells.</text:span></text:p>
      <text:p text:style-name="P8"/>
      <text:p text:style-name="P9">Finally, if an image is significantly small in height, such that not all workers correspond to a line, but the width is greater than the height, then the image is automatically rotated <text:span text:style-name="T7">90 degrees to make use of as much workers as possible</text:span>, and rotated back when output is requested. <text:span text:style-name="T8">In various parts of the system, an array of a specified size that acts as a line buffer is used. When an image is calculated to have a larger width than a linebuffer can hold, then this will also trigger the system to rotate the image. This has the disadvantage of significantly slowing down I/O operations due to the fact that the image has to be read vertically from top to bottom rather than left to right, and therefore the buffer has to be discarded in every single step.</text:span></text:p>
      <text:p text:style-name="P9"/>
      <text:p text:style-name="P11">Tests and Experiments:</text:p>
      <text:p text:style-name="P11">Computation of the whole image vs selecting non-blank parts only:</text:p>
      <text:p text:style-name="P11">As it can be seen in the table, the speedup occurring by selecting to compute only non-blank parts of the image is more significant when images are large. The reason for that is that large images and most of the Game of Life patterns, will stabilize and lead to alive cells being more sparsely distributed. <text:span text:style-name="T9">Images that exhibit infinite growth, such as a glider gun, will slow the system down, as more and more cells are generated but speed up again, when the cells generated circle back and disrupt the generator.</text:span></text:p>
      <text:p text:style-name="P12">&lt;add table + image examples here&gt;</text:p>
      <text:p text:style-name="P11"/>
      <text:p text:style-name="P12">Asynchronous channels vs interfaces:</text:p>
      <text:p text:style-name="P12">Initially, the system was implemented using asynchronous channels, <text:span text:style-name="T10">instead of interfaces. All tests and measurements for this part were taken using only 1 worker thread and only 1 tile since the system was not complete at that time. However, a significant speed up was noticed using interfaces. This is </text:span><text:soft-page-break/><text:span text:style-name="T10">probably due to some optimizations implemented by XMOS to the memcpy function and because interfaces and notification functions allowed us to get rid of the two for-loops required in each end of a channel.</text:span></text:p>
      <text:p text:style-name="P12"/>
      <text:p text:style-name="P13">4-Cores on Tile 0 vs 2+2 on Tile 0 and Tile 1:</text:p>
      <text:p text:style-name="P13">At the time this experiment was done, the result that was expected was that 4 cores on tile 0 would be faster because there is less communication overhead. However, using both tiles speeds up the system, because there are 2 distributors working truly in parallel and exchanging information with their workers independently. </text:p>
      <text:p text:style-name="P13"/>
      <text:p text:style-name="P13">Different Image <text:span text:style-name="T11">Proportions</text:span> for tile 1:</text:p>
      <text:p text:style-name="P14">In terms of memory efficiency, the optimal is to break to two parts, one half for each distributor. However, since the second tile has more 7 workers instead of 5 as tile 0, it is more efficient performance-wise if 7/12 of the image is given to tile 1. As we can see from the results in the table below, our prediction is confirmed, although the difference is not significant. To achieve the best performance possible, our system tries to fit the optimal 7/12 of the image to the slave distributor and gradually reduces the proportion of the image given to tile 1 until it fits. <text:span text:style-name="T12">Very large images will sacrifice speed in order to store and process them.</text:span></text:p>
      <text:p text:style-name="P14"/>
      <text:p text:style-name="P15">Read with RLE vs with no R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svg:font-family="'DejaVu Sans'"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DejaVu Sans" style:font-size-asian="12pt" style:language-asian="none" style:country-asian="none" style:font-name-complex="DejaVu 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Linux_X86_64 LibreOffice_project/00m0$Build-2</meta:generator>
    <meta:initial-creator>Scott Templer</meta:initial-creator>
    <meta:creation-date>2006-05-16T10:26:40</meta:creation-date>
    <dc:language>en-US</dc:language>
    <meta:editing-cycles>24</meta:editing-cycles>
    <meta:editing-duration>PT2H13M47S</meta:editing-duration>
    <dc:date>2015-11-30T01:05:09.392236201</dc:date>
    <meta:document-statistic meta:table-count="0" meta:image-count="0" meta:object-count="0" meta:page-count="3" meta:paragraph-count="28" meta:word-count="1390" meta:character-count="8120" meta:non-whitespace-character-count="6755"/>
    <meta:user-defined meta:name="Info 1"/>
    <meta:user-defined meta:name="Info 2"/>
    <meta:user-defined meta:name="Info 3"/>
    <meta:user-defined meta:name="Info 4"/>
  </office:meta>
</office:document-meta>
</file>